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700000188AE97F16428AD24F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413cm, 1.711cm, 0cm, 19.168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7.701cm" svg:x="1cm" svg:y="10.999cm">
          <draw:image xlink:href="Pictures/10000001000003C700000188AE97F16428AD24FF.png" xlink:type="simple" xlink:show="embed" xlink:actuate="onLoad" draw:mime-type="image/png">
            <text:p/>
          </draw:image>
        </draw:frame>
        <draw:frame draw:style-name="gr2" draw:text-style-name="P1" draw:layer="layout" svg:width="3.492cm" svg:height="2.938cm" svg:x="16.498cm" svg:y="15.792cm">
          <draw:image xlink:href="Pictures/10000001000003C700000188AE97F16428AD24F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2-22T04:28:57.274988731</dc:date>
    <meta:editing-duration>PT1M3S</meta:editing-duration>
    <meta:editing-cycles>2</meta:editing-cycles>
    <meta:generator>LibreOffice/7.3.7.2$Linux_X86_64 LibreOffice_project/30$Build-2</meta:generator>
    <meta:document-statistic meta:object-count="2"/>
  </office:meta>
</office:document-meta>
</file>